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en" fo:country="GB" fo:font-weight="bold" officeooo:rsid="001f6ee2" officeooo:paragraph-rsid="001f6ee2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language="en" fo:country="GB" officeooo:rsid="001f6ee2" officeooo:paragraph-rsid="001f6ee2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fo:language="en" fo:country="GB" officeooo:rsid="001f6ee2" officeooo:paragraph-rsid="001f6ee2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language="en" fo:country="GB" officeooo:paragraph-rsid="001f6ee2" fo:background-color="#ffff00"/>
    </style:style>
    <style:style style:name="P5" style:family="paragraph" style:parent-style-name="Standard" style:list-style-name="L1">
      <style:paragraph-properties fo:text-align="start" style:justify-single-word="false"/>
      <style:text-properties fo:language="en" fo:country="GB" officeooo:rsid="001f6ee2" officeooo:paragraph-rsid="001f6ee2" fo:background-color="#ffff00"/>
    </style:style>
    <style:style style:name="P6" style:family="paragraph" style:parent-style-name="Standard" style:list-style-name="L1">
      <style:paragraph-properties fo:text-align="start" style:justify-single-word="false"/>
      <style:text-properties fo:language="en" fo:country="GB" officeooo:rsid="001f6ee2" officeooo:paragraph-rsid="001f6ee2" fo:background-color="#ffff00"/>
    </style:style>
    <style:style style:name="T1" style:family="text">
      <style:text-properties officeooo:rsid="001f6ee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vised Features List</text:p>
      <text:p text:style-name="P2">Vitor Wogel</text:p>
      <text:p text:style-name="P2">Diego Touchard</text:p>
      <text:p text:style-name="P2"/>
      <text:p text:style-name="P3"><text:tab/>After writing our users stories for the Homework Quiz App, some new features appeared as part of our planning, so, listed below is the revised features list for our application.</text:p>
      <text:p text:style-name="P2"/>
      <text:list text:style-name="L1">
        <text:list-item>
          <text:p text:style-name="P4">User registration and login for both students and professors.</text:p>
        </text:list-item>
        <text:list-item>
          <text:p text:style-name="P4"><text:span text:style-name="T1">D</text:span>ashboard for creating and managing quizzes.</text:p>
        </text:list-item>
        <text:list-item>
          <text:p text:style-name="P4">Quiz creation tools to easily add, edit, and delete questions and answer choices.</text:p>
        </text:list-item>
        <text:list-item>
          <text:p text:style-name="P4">Option to specify a time limit for each quiz.</text:p>
        </text:list-item>
        <text:list-item>
          <text:p text:style-name="P4">Option to assign quizzes to specific students or groups of students.</text:p>
        </text:list-item>
        <text:list-item>
          <text:p text:style-name="P4">Option to schedule quizzes to be released and/or due at specific times.</text:p>
        </text:list-item>
        <text:list-item>
          <text:p text:style-name="P4">Option to <text:span text:style-name="T1">set </text:span>quizzes <text:span text:style-name="T1">in </text:span>a timed or untimed setting.</text:p>
        </text:list-item>
        <text:list-item>
          <text:p text:style-name="P4">Multiple choice question format.</text:p>
        </text:list-item>
        <text:list-item>
          <text:p text:style-name="P4">Automatic grading and feedback for students after completing a quiz.</text:p>
        </text:list-item>
        <text:list-item>
          <text:p text:style-name="P4">Option for students to review their completed quizzes and see which questions they got right or wrong.</text:p>
        </text:list-item>
        <text:list-item>
          <text:p text:style-name="P4">Professor’s overview of students grading.</text:p>
        </text:list-item>
        <text:list-item>
          <text:p text:style-name="P4">Ability for professors to provide feedback on individual student answers and offer suggestions for improvement.</text:p>
        </text:list-item>
        <text:list-item>
          <text:p text:style-name="P4">Option for students to bookmark or flag questions they want to review later.</text:p>
        </text:list-item>
        <text:list-item>
          <text:p text:style-name="P4">Social media sharing options, so students can share their quiz scores or progress with their friends.</text:p>
        </text:list-item>
        <text:list-item>
          <text:p text:style-name="P5">Option to set how many questions the quiz should have. (up to a reasonable limit)</text:p>
        </text:list-item>
        <text:list-item>
          <text:p text:style-name="P5">Option for students to attach pictures and show their methods to get to the answer.</text:p>
        </text:list-item>
        <text:list-item>
          <text:p text:style-name="P5">Private and public quizzes, being the private ones by invitation and the public by setting a unique quiz ID.</text:p>
        </text:list-item>
        <text:list-item>
          <text:p text:style-name="P5">Option to set polls instead of just questions.</text:p>
        </text:list-item>
        <text:list-item>
          <text:p text:style-name="P5">Have a set of profiles that can connect to each other.</text:p>
        </text:list-item>
        <text:list-item>
          <text:p text:style-name="P5">Any user can generate a quiz or poll.</text:p>
        </text:list-item>
        <text:list-item>
          <text:p text:style-name="P5">Option to login using the Google account.</text:p>
        </text:list-item>
        <text:list-item>
          <text:p text:style-name="P6">Option to delete the account and wipe data of user.</text:p>
        </text:list-item>
        <text:list-item>
          <text:p text:style-name="P5">Option to enter as a guest and access public quizz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30T15:50:40.747000000</meta:creation-date>
    <dc:date>2023-04-24T16:28:59.295000000</dc:date>
    <meta:editing-duration>PT3H2M51S</meta:editing-duration>
    <meta:editing-cycles>3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27" meta:word-count="313" meta:character-count="1791" meta:non-whitespace-character-count="1527"/>
  </office:meta>
</office:document-meta>
</file>